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05a" officeooo:paragraph-rsid="0011305a"/>
    </style:style>
    <style:style style:name="P2" style:family="paragraph" style:parent-style-name="Standard">
      <style:text-properties officeooo:rsid="0011305a" officeooo:paragraph-rsid="0012daaf"/>
    </style:style>
    <style:style style:name="P3" style:family="paragraph" style:parent-style-name="Text_20_body">
      <style:text-properties officeooo:paragraph-rsid="0011305a"/>
    </style:style>
    <style:style style:name="P4" style:family="paragraph" style:parent-style-name="Text_20_body" style:list-style-name="L2">
      <style:text-properties officeooo:paragraph-rsid="0012daaf" fo:background-color="#f5f5f5"/>
    </style:style>
    <style:style style:name="P5" style:family="paragraph" style:parent-style-name="Text_20_body">
      <style:text-properties officeooo:paragraph-rsid="0012daaf"/>
    </style:style>
    <style:style style:name="P6" style:family="paragraph" style:parent-style-name="Text_20_body">
      <style:text-properties officeooo:paragraph-rsid="00139824"/>
    </style:style>
    <style:style style:name="P7" style:family="paragraph" style:parent-style-name="Text_20_body">
      <style:text-properties fo:font-weight="bold" officeooo:rsid="00139824" officeooo:paragraph-rsid="00139824" style:font-weight-asian="bold" style:font-weight-complex="bold"/>
    </style:style>
    <style:style style:name="P8" style:family="paragraph" style:parent-style-name="Text_20_body">
      <style:text-properties fo:font-weight="normal" officeooo:paragraph-rsid="0012daaf" style:font-weight-asian="normal" style:font-weight-complex="normal"/>
    </style:style>
    <style:style style:name="P9" style:family="paragraph" style:parent-style-name="Text_20_body" style:list-style-name="L1">
      <style:paragraph-properties fo:margin-top="0in" fo:margin-bottom="0in" loext:contextual-spacing="false"/>
      <style:text-properties officeooo:paragraph-rsid="0011305a"/>
    </style:style>
    <style:style style:name="P10" style:family="paragraph" style:parent-style-name="Text_20_body" style:list-style-name="L1">
      <style:paragraph-properties fo:margin-top="0in" fo:margin-bottom="0in" loext:contextual-spacing="false"/>
      <style:text-properties officeooo:paragraph-rsid="0012daaf"/>
    </style:style>
    <style:style style:name="P11" style:family="paragraph" style:parent-style-name="Text_20_body" style:list-style-name="L2">
      <style:paragraph-properties fo:margin-top="0in" fo:margin-bottom="0in" loext:contextual-spacing="false"/>
      <style:text-properties officeooo:paragraph-rsid="0012daaf" fo:background-color="#f5f5f5"/>
    </style:style>
    <style:style style:name="P12" style:family="paragraph" style:parent-style-name="Text_20_body" style:list-style-name="L1">
      <style:paragraph-properties fo:margin-top="0in" fo:margin-bottom="0in" loext:contextual-spacing="false"/>
      <style:text-properties officeooo:rsid="0012daaf" officeooo:paragraph-rsid="0012daaf"/>
    </style:style>
    <style:style style:name="T1" style:family="text">
      <style:text-properties officeooo:rsid="0011305a"/>
    </style:style>
    <style:style style:name="T2" style:family="text">
      <style:text-properties fo:color="#5983b0" style:text-underline-style="solid" style:text-underline-width="auto" style:text-underline-color="font-color" officeooo:rsid="0011305a"/>
    </style:style>
    <style:style style:name="T3" style:family="text">
      <style:text-properties fo:color="#2a6099" style:text-underline-style="solid" style:text-underline-width="auto" style:text-underline-color="font-color" officeooo:rsid="0011305a"/>
    </style:style>
    <style:style style:name="T4" style:family="text">
      <style:text-properties fo:background-color="#f5f5f5" loext:char-shading-value="0"/>
    </style:style>
    <style:style style:name="T5" style:family="text">
      <style:text-properties officeooo:rsid="0012daaf"/>
    </style:style>
    <style:style style:name="T6" style:family="text">
      <style:text-properties fo:font-weight="bold" officeooo:rsid="0012daaf" style:font-weight-asian="bold" style:font-weight-complex="bold"/>
    </style:style>
    <style:style style:name="T7" style:family="text">
      <style:text-properties fo:font-weight="bold" officeooo:rsid="0011305a" style:font-weight-asian="bold" style:font-weight-complex="bold"/>
    </style:style>
    <style:style style:name="T8" style:family="text">
      <style:text-properties officeooo:rsid="0013982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Luxury off-campus student housing in Cortland NY. <text:s/>We offer a wide array of newly constructed luxury apartments (suites) for college students wishing to live off-campus. <text:s/>Our suites include the most compete rental package available in the SUNY Cortland area. <text:s/>All of our off-campus locations are a short walk to the SUNY Cortland campus and downtown Cortland.</text:p>
      <text:p text:style-name="P1"/>
      <text:p text:style-name="P8"><text:span text:style-name="T1">"The Suites" have been designed with todays college student in mind.</text:span></text:p>
      <text:p text:style-name="P5"><text:span text:style-name="T1"><text:s/></text:span><text:span text:style-name="T6">A</text:span><text:span text:style-name="T7">ll modern comforts and conveniences:</text:span></text:p>
      <text:list xml:id="list3542304937" text:style-name="L1">
        <text:list-item>
          <text:p text:style-name="P9">Newly constructed luxury college apartments </text:p>
        </text:list-item>
        <text:list-item>
          <text:p text:style-name="P9">Only three bedrooms in each suite (City code compliant) </text:p>
        </text:list-item>
        <text:list-item>
          <text:p text:style-name="P12">Full and modern kitchen</text:p>
        </text:list-item>
        <text:list-item>
          <text:p text:style-name="P9">Spacious open floor plan </text:p>
        </text:list-item>
        <text:list-item>
          <text:p text:style-name="P9">Fully furnished </text:p>
        </text:list-item>
        <text:list-item>
          <text:p text:style-name="P9">Competitively priced </text:p>
        </text:list-item>
        <text:list-item>
          <text:p text:style-name="P9">Full Size Beds </text:p>
        </text:list-item>
        <text:list-item>
          <text:p text:style-name="P9">Professional building and property maintenance </text:p>
        </text:list-item>
        <text:list-item>
          <text:p text:style-name="P9">Snow removal </text:p>
        </text:list-item>
        <text:list-item>
          <text:p text:style-name="P9">Night time lighting in all public area </text:p>
        </text:list-item>
        <text:list-item>
          <text:p text:style-name="P9">Convenient on-site laundry facilitates </text:p>
        </text:list-item>
        <text:list-item>
          <text:p text:style-name="P10">Hard wired (battery backup) smoke detectors in every bedroom </text:p>
        </text:list-item>
        <text:list-item>
          <text:p text:style-name="P10">Hard wired (battery backup) CO/Smoke detectors in all common areas </text:p>
        </text:list-item>
        <text:list-item>
          <text:p text:style-name="P12">Ample parking on site</text:p>
        </text:list-item>
      </text:list>
      <text:p text:style-name="P3"/>
      <text:p text:style-name="P5"><text:span text:style-name="Strong_20_Emphasis"><text:span text:style-name="T4">Each Student's all-inclusive package includes:</text:span></text:span></text:p>
      <text:list xml:id="list3679599923" text:style-name="L2">
        <text:list-item>
          <text:p text:style-name="P11">Free High-speed Wifi </text:p>
        </text:list-item>
        <text:list-item>
          <text:p text:style-name="P11">Free HD Cable TV </text:p>
        </text:list-item>
        <text:list-item>
          <text:p text:style-name="P11">Free water </text:p>
        </text:list-item>
        <text:list-item>
          <text:p text:style-name="P11">Free in-floor radiant heat </text:p>
        </text:list-item>
        <text:list-item>
          <text:p text:style-name="P11">Free electric </text:p>
        </text:list-item>
        <text:list-item>
          <text:p text:style-name="P11">Free trash removal service </text:p>
        </text:list-item>
        <text:list-item>
          <text:p text:style-name="P4">Free fully accessible parking(no asking your roommate to move their car to get to yours) </text:p>
        </text:list-item>
      </text:list>
      <text:p text:style-name="P3"><text:span text:style-name="T1">For more information </text:span><text:span text:style-name="T8">regarding our suites</text:span><text:span text:style-name="T1">, </text:span><text:span text:style-name="T3">view our ap</text:span><text:a xlink:type="simple" xlink:href="https://www.cortlandcollegehousing.com/apartment-descriptions.html" text:style-name="Internet_20_link" text:visited-style-name="Visited_20_Internet_20_Link">artment descriptions</text:a><text:span text:style-name="T2">,</text:span><text:span text:style-name="T1"> and checkout the </text:span><text:a xlink:type="simple" xlink:href="https://www.cortlandcollegehousing.com/floorplans.html" text:style-name="Internet_20_link" text:visited-style-name="Visited_20_Internet_20_Link"><text:span text:style-name="T1">Floorplans</text:span></text:a><text:span text:style-name="T1"> for each suite to see how they are laid out.</text:span></text:p>
      <text:p text:style-name="P3"/>
      <text:p text:style-name="P7">Experienced and Professional:</text:p>
      <text:p text:style-name="P6">Cornerstone Properties has been in the housing industry for over 40 years. We take pride in maintaining our properties to the highest of standards and providing exceptional customer service. Our goal is for each of our tenants to have the best college living experience possible.</text:p>
      <text:p text:style-name="P6"><text:soft-page-break/>If you are looking for student housing in Cortland NY that is both attractive and safe, Cornerstone Properties has the apartment for you. Cornerstone Properties is now accepting applications for all locations; complete our <text:a xlink:type="simple" xlink:href="http://www.cortlandcollegehousing.com/application-request.html" text:style-name="Internet_20_link" text:visited-style-name="Visited_20_Internet_20_Link">Online Request Application form</text:a> or call today <text:span text:style-name="T8">(</text:span>607.756.2921<text:span text:style-name="T8">)</text:span> for availability and pric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10:49:44.150310311</meta:creation-date>
    <dc:date>2022-04-04T11:17:10.468726835</dc:date>
    <meta:editing-duration>PT6M56S</meta:editing-duration>
    <meta:editing-cycles>1</meta:editing-cycles>
    <meta:document-statistic meta:table-count="0" meta:image-count="0" meta:object-count="0" meta:page-count="2" meta:paragraph-count="29" meta:word-count="320" meta:character-count="1995" meta:non-whitespace-character-count="1701"/>
    <meta:generator>LibreOffice/6.4.7.2$Linux_X86_64 LibreOffice_project/40$Build-2</meta:generator>
  </office:meta>
</office:document-meta>
</file>